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2000002B2EA34802668EAE258.jpg" manifest:media-type="image/jpeg"/>
  <manifest:file-entry manifest:full-path="Pictures/100000000000082100000B428DE52527114BCCC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338cm" svg:height="21.811cm" svg:x="0.162cm" svg:y="3.183cm">
          <draw:image xlink:href="Pictures/100000000000082100000B428DE52527114BCCC3.jpg" xlink:type="simple" xlink:show="embed" xlink:actuate="onLoad" draw:mime-type="image/jpeg">
            <text:p/>
          </draw:image>
        </draw:frame>
        <draw:frame draw:style-name="gr1" draw:text-style-name="P1" draw:layer="layout" svg:width="2.434cm" svg:height="3cm" svg:x="13cm" svg:y="6.5cm">
          <draw:image xlink:href="Pictures/1000000000000212000002B2EA34802668EAE258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1cm" fo:margin-bottom="0cm" fo:text-indent="0cm"/>
      <style:text-properties fo:font-size="49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33cm" fo:margin-bottom="0cm" fo:text-indent="0cm"/>
      <style:text-properties fo:font-size="42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5cm" fo:margin-bottom="0cm" fo:text-indent="0cm"/>
      <style:text-properties fo:font-size="35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7cm" fo:margin-bottom="0cm" fo:text-indent="0cm"/>
      <style:text-properties fo:font-size="35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Default" style:page-layout-name="PM1" draw:style-name="Mdp1">
      <draw:frame presentation:style-name="Default-title" draw:layer="backgroundobjects" svg:width="14.174cm" svg:height="4.674cm" svg:x="0.787cm" svg:y="1.116cm" presentation:class="title" presentation:placeholder="true">
        <draw:text-box/>
      </draw:frame>
      <draw:frame presentation:style-name="Default-outline1" draw:layer="backgroundobjects" svg:width="14.174cm" svg:height="16.238cm" svg:x="0.787cm" svg:y="6.551cm" presentation:class="outline" presentation:placeholder="true">
        <draw:text-box/>
      </draw:frame>
      <draw:frame presentation:style-name="Mpr1" draw:text-style-name="MP2" draw:layer="backgroundobjects" svg:width="3.669cm" svg:height="1.929cm" svg:x="0.787cm" svg:y="25.50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4.992cm" svg:height="1.929cm" svg:x="5.386cm" svg:y="25.50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3.669cm" svg:height="1.929cm" svg:x="11.292cm" svg:y="25.50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4T14:56:51.351728633</meta:creation-date>
    <dc:date>2024-03-04T14:59:25.874297251</dc:date>
    <meta:editing-duration>PT2M35S</meta:editing-duration>
    <meta:editing-cycles>1</meta:editing-cycles>
    <meta:document-statistic meta:object-count="25"/>
    <meta:generator>LibreOffice/7.3.7.2$Linux_X86_64 LibreOffice_project/30$Build-2</meta:generator>
  </office:meta>
</office:document-meta>
</file>